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53.2pt" svg:height="255.26pt" svg:x="0.77pt" svg:y="92.61pt">
            <draw:object draw:notify-on-update-of-ranges="results.A1:results.A1 results.A2:results.A55 results.H1:results.H1 results.H2:results.H55 results.A1:results.A1 results.A2:results.A55 results.I1:results.I1 results.I2:results.I55 results.A1:results.A1 results.A2:results.A55 results.J1:results.J1 results.J2:results.J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15pt" svg:x="720.26pt" svg:y="184.31pt">
            <draw:object draw:notify-on-update-of-ranges="results.A1:results.A1 results.A2:results.A55 results.K1:results.K1 results.K2:results.K55 results.A1:results.A1 results.A2:results.A55 results.L1:results.L1 results.L2:results.L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Generated Packets</text:p>
          </table:table-cell>
          <table:table-cell office:value-type="string" calcext:value-type="string">
            <text:p>Valid LP</text:p>
          </table:table-cell>
          <table:table-cell office:value-type="string" calcext:value-type="string">
            <text:p>Dropped LP</text:p>
          </table:table-cell>
          <table:table-cell office:value-type="string" calcext:value-type="string">
            <text:p>Valid HP</text:p>
          </table:table-cell>
          <table:table-cell office:value-type="string" calcext:value-type="string">
            <text:p>Dropped HP</text:p>
          </table:table-cell>
          <table:table-cell office:value-type="string" calcext:value-type="string">
            <text:p>Avg LP Wait</text:p>
          </table:table-cell>
          <table:table-cell office:value-type="string" calcext:value-type="string">
            <text:p>Avg HP Wait</text:p>
          </table:table-cell>
          <table:table-cell office:value-type="string" calcext:value-type="string">
            <text:p>Avg Total Wait</text:p>
          </table:table-cell>
          <table:table-cell table:style-name="Default" office:value-type="string" calcext:value-type="string">
            <text:p>Drop % LP</text:p>
          </table:table-cell>
          <table:table-cell table:style-name="Default" office:value-type="string" calcext:value-type="string">
            <text:p>Drop % H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999643" calcext:value-type="float">
            <text:p>999643</text:p>
          </table:table-cell>
          <table:table-cell office:value-type="float" office:value="799749" calcext:value-type="float">
            <text:p>799749</text:p>
          </table:table-cell>
          <table:table-cell office:value-type="float" office:value="0" calcext:value-type="float">
            <text:p>0</text:p>
          </table:table-cell>
          <table:table-cell office:value-type="float" office:value="199681" calcext:value-type="float">
            <text:p>199681</text:p>
          </table:table-cell>
          <table:table-cell office:value-type="float" office:value="213" calcext:value-type="float">
            <text:p>213</text:p>
          </table:table-cell>
          <table:table-cell office:value-type="float" office:value="0.000627981642510118" calcext:value-type="float">
            <text:p>0.00062798164251</text:p>
          </table:table-cell>
          <table:table-cell office:value-type="float" office:value="0.000628983946147769" calcext:value-type="float">
            <text:p>0.000628983946148</text:p>
          </table:table-cell>
          <table:table-cell office:value-type="float" office:value="0.000628482794328944" calcext:value-type="float">
            <text:p>0.000628482794329</text:p>
          </table:table-cell>
          <table:table-cell table:formula="of:=[.E2]/([.E2]+[.D2])" office:value-type="percentage" office:value="0" calcext:value-type="percentage">
            <text:p>0.00%</text:p>
          </table:table-cell>
          <table:table-cell table:formula="of:=[.G2]/([.F2]+[.G2])" office:value-type="percentage" office:value="0.00106556474931714" calcext:value-type="percentage">
            <text:p>0.11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99459" calcext:value-type="float">
            <text:p>999459</text:p>
          </table:table-cell>
          <table:table-cell office:value-type="float" office:value="799392" calcext:value-type="float">
            <text:p>799392</text:p>
          </table:table-cell>
          <table:table-cell office:value-type="float" office:value="0" calcext:value-type="float">
            <text:p>0</text:p>
          </table:table-cell>
          <table:table-cell office:value-type="float" office:value="199847" calcext:value-type="float">
            <text:p>199847</text:p>
          </table:table-cell>
          <table:table-cell office:value-type="float" office:value="220" calcext:value-type="float">
            <text:p>220</text:p>
          </table:table-cell>
          <table:table-cell office:value-type="float" office:value="0.000635911329967068" calcext:value-type="float">
            <text:p>0.000635911329967</text:p>
          </table:table-cell>
          <table:table-cell office:value-type="float" office:value="0.000632634594486475" calcext:value-type="float">
            <text:p>0.000632634594486</text:p>
          </table:table-cell>
          <table:table-cell office:value-type="float" office:value="0.000634272962226772" calcext:value-type="float">
            <text:p>0.000634272962227</text:p>
          </table:table-cell>
          <table:table-cell table:formula="of:=[.E3]/([.E3]+[.D3])" office:value-type="percentage" office:value="0" calcext:value-type="percentage">
            <text:p>0.00%</text:p>
          </table:table-cell>
          <table:table-cell table:formula="of:=[.G3]/([.F3]+[.G3])" office:value-type="percentage" office:value="0.00109963162340616" calcext:value-type="percentage">
            <text:p>0.11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999731" calcext:value-type="float">
            <text:p>999731</text:p>
          </table:table-cell>
          <table:table-cell office:value-type="float" office:value="799864" calcext:value-type="float">
            <text:p>799864</text:p>
          </table:table-cell>
          <table:table-cell office:value-type="float" office:value="0" calcext:value-type="float">
            <text:p>0</text:p>
          </table:table-cell>
          <table:table-cell office:value-type="float" office:value="199622" calcext:value-type="float">
            <text:p>199622</text:p>
          </table:table-cell>
          <table:table-cell office:value-type="float" office:value="245" calcext:value-type="float">
            <text:p>245</text:p>
          </table:table-cell>
          <table:table-cell office:value-type="float" office:value="0.000644686637670064" calcext:value-type="float">
            <text:p>0.00064468663767</text:p>
          </table:table-cell>
          <table:table-cell office:value-type="float" office:value="0.000638740984139584" calcext:value-type="float">
            <text:p>0.00063874098414</text:p>
          </table:table-cell>
          <table:table-cell office:value-type="float" office:value="0.000641713810904824" calcext:value-type="float">
            <text:p>0.000641713810905</text:p>
          </table:table-cell>
          <table:table-cell table:formula="of:=[.E4]/([.E4]+[.D4])" office:value-type="percentage" office:value="0" calcext:value-type="percentage">
            <text:p>0.00%</text:p>
          </table:table-cell>
          <table:table-cell table:formula="of:=[.G4]/([.F4]+[.G4])" office:value-type="percentage" office:value="0.00122581516708611" calcext:value-type="percentage">
            <text:p>0.12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02377" calcext:value-type="float">
            <text:p>1002377</text:p>
          </table:table-cell>
          <table:table-cell office:value-type="float" office:value="802764" calcext:value-type="float">
            <text:p>802764</text:p>
          </table:table-cell>
          <table:table-cell office:value-type="float" office:value="0" calcext:value-type="float">
            <text:p>0</text:p>
          </table:table-cell>
          <table:table-cell office:value-type="float" office:value="199388" calcext:value-type="float">
            <text:p>199388</text:p>
          </table:table-cell>
          <table:table-cell office:value-type="float" office:value="225" calcext:value-type="float">
            <text:p>225</text:p>
          </table:table-cell>
          <table:table-cell office:value-type="float" office:value="0.000653115763049115" calcext:value-type="float">
            <text:p>0.000653115763049</text:p>
          </table:table-cell>
          <table:table-cell office:value-type="float" office:value="0.000646729946985546" calcext:value-type="float">
            <text:p>0.000646729946986</text:p>
          </table:table-cell>
          <table:table-cell office:value-type="float" office:value="0.000649922855017331" calcext:value-type="float">
            <text:p>0.000649922855017</text:p>
          </table:table-cell>
          <table:table-cell table:formula="of:=[.E5]/([.E5]+[.D5])" office:value-type="percentage" office:value="0" calcext:value-type="percentage">
            <text:p>0.00%</text:p>
          </table:table-cell>
          <table:table-cell table:formula="of:=[.G5]/([.F5]+[.G5])" office:value-type="percentage" office:value="0.00112718109541964" calcext:value-type="percentage">
            <text:p>0.11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001227" calcext:value-type="float">
            <text:p>1001227</text:p>
          </table:table-cell>
          <table:table-cell office:value-type="float" office:value="801116" calcext:value-type="float">
            <text:p>801116</text:p>
          </table:table-cell>
          <table:table-cell office:value-type="float" office:value="0" calcext:value-type="float">
            <text:p>0</text:p>
          </table:table-cell>
          <table:table-cell office:value-type="float" office:value="199890" calcext:value-type="float">
            <text:p>199890</text:p>
          </table:table-cell>
          <table:table-cell office:value-type="float" office:value="221" calcext:value-type="float">
            <text:p>221</text:p>
          </table:table-cell>
          <table:table-cell office:value-type="float" office:value="0.000663718946487068" calcext:value-type="float">
            <text:p>0.000663718946487</text:p>
          </table:table-cell>
          <table:table-cell office:value-type="float" office:value="0.000655811657694268" calcext:value-type="float">
            <text:p>0.000655811657694</text:p>
          </table:table-cell>
          <table:table-cell office:value-type="float" office:value="0.000659765302090668" calcext:value-type="float">
            <text:p>0.000659765302091</text:p>
          </table:table-cell>
          <table:table-cell table:formula="of:=[.E6]/([.E6]+[.D6])" office:value-type="percentage" office:value="0" calcext:value-type="percentage">
            <text:p>0.00%</text:p>
          </table:table-cell>
          <table:table-cell table:formula="of:=[.G6]/([.F6]+[.G6])" office:value-type="percentage" office:value="0.00110438706517883" calcext:value-type="percentage">
            <text:p>0.11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1023" calcext:value-type="float">
            <text:p>1001023</text:p>
          </table:table-cell>
          <table:table-cell office:value-type="float" office:value="800946" calcext:value-type="float">
            <text:p>800946</text:p>
          </table:table-cell>
          <table:table-cell office:value-type="float" office:value="0" calcext:value-type="float">
            <text:p>0</text:p>
          </table:table-cell>
          <table:table-cell office:value-type="float" office:value="199844" calcext:value-type="float">
            <text:p>199844</text:p>
          </table:table-cell>
          <table:table-cell office:value-type="float" office:value="233" calcext:value-type="float">
            <text:p>233</text:p>
          </table:table-cell>
          <table:table-cell office:value-type="float" office:value="0.000673664521674478" calcext:value-type="float">
            <text:p>0.000673664521674</text:p>
          </table:table-cell>
          <table:table-cell office:value-type="float" office:value="0.000661551101377655" calcext:value-type="float">
            <text:p>0.000661551101378</text:p>
          </table:table-cell>
          <table:table-cell office:value-type="float" office:value="0.000667607811526066" calcext:value-type="float">
            <text:p>0.000667607811526</text:p>
          </table:table-cell>
          <table:table-cell table:formula="of:=[.E7]/([.E7]+[.D7])" office:value-type="percentage" office:value="0" calcext:value-type="percentage">
            <text:p>0.00%</text:p>
          </table:table-cell>
          <table:table-cell table:formula="of:=[.G7]/([.F7]+[.G7])" office:value-type="percentage" office:value="0.00116455164761567" calcext:value-type="percentage">
            <text:p>0.12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999345" calcext:value-type="float">
            <text:p>999345</text:p>
          </table:table-cell>
          <table:table-cell office:value-type="float" office:value="798650" calcext:value-type="float">
            <text:p>798650</text:p>
          </table:table-cell>
          <table:table-cell office:value-type="float" office:value="0" calcext:value-type="float">
            <text:p>0</text:p>
          </table:table-cell>
          <table:table-cell office:value-type="float" office:value="200466" calcext:value-type="float">
            <text:p>200466</text:p>
          </table:table-cell>
          <table:table-cell office:value-type="float" office:value="229" calcext:value-type="float">
            <text:p>229</text:p>
          </table:table-cell>
          <table:table-cell office:value-type="float" office:value="0.000686627533396245" calcext:value-type="float">
            <text:p>0.000686627533396</text:p>
          </table:table-cell>
          <table:table-cell office:value-type="float" office:value="0.000668085320022245" calcext:value-type="float">
            <text:p>0.000668085320022</text:p>
          </table:table-cell>
          <table:table-cell office:value-type="float" office:value="0.000677356426709245" calcext:value-type="float">
            <text:p>0.000677356426709</text:p>
          </table:table-cell>
          <table:table-cell table:formula="of:=[.E8]/([.E8]+[.D8])" office:value-type="percentage" office:value="0" calcext:value-type="percentage">
            <text:p>0.00%</text:p>
          </table:table-cell>
          <table:table-cell table:formula="of:=[.G8]/([.F8]+[.G8])" office:value-type="percentage" office:value="0.00114103490370961" calcext:value-type="percentage">
            <text:p>0.11%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997852" calcext:value-type="float">
            <text:p>997852</text:p>
          </table:table-cell>
          <table:table-cell office:value-type="float" office:value="798767" calcext:value-type="float">
            <text:p>798767</text:p>
          </table:table-cell>
          <table:table-cell office:value-type="float" office:value="0" calcext:value-type="float">
            <text:p>0</text:p>
          </table:table-cell>
          <table:table-cell office:value-type="float" office:value="198846" calcext:value-type="float">
            <text:p>198846</text:p>
          </table:table-cell>
          <table:table-cell office:value-type="float" office:value="239" calcext:value-type="float">
            <text:p>239</text:p>
          </table:table-cell>
          <table:table-cell office:value-type="float" office:value="0.000698812309617985" calcext:value-type="float">
            <text:p>0.000698812309618</text:p>
          </table:table-cell>
          <table:table-cell office:value-type="float" office:value="0.00067576928744532" calcext:value-type="float">
            <text:p>0.000675769287445</text:p>
          </table:table-cell>
          <table:table-cell office:value-type="float" office:value="0.000687290798531653" calcext:value-type="float">
            <text:p>0.000687290798532</text:p>
          </table:table-cell>
          <table:table-cell table:formula="of:=[.E9]/([.E9]+[.D9])" office:value-type="percentage" office:value="0" calcext:value-type="percentage">
            <text:p>0.00%</text:p>
          </table:table-cell>
          <table:table-cell table:formula="of:=[.G9]/([.F9]+[.G9])" office:value-type="percentage" office:value="0.00120049225205314" calcext:value-type="percentage">
            <text:p>0.12%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1000170" calcext:value-type="float">
            <text:p>1000170</text:p>
          </table:table-cell>
          <table:table-cell office:value-type="float" office:value="799499" calcext:value-type="float">
            <text:p>799499</text:p>
          </table:table-cell>
          <table:table-cell office:value-type="float" office:value="0" calcext:value-type="float">
            <text:p>0</text:p>
          </table:table-cell>
          <table:table-cell office:value-type="float" office:value="200417" calcext:value-type="float">
            <text:p>200417</text:p>
          </table:table-cell>
          <table:table-cell office:value-type="float" office:value="254" calcext:value-type="float">
            <text:p>254</text:p>
          </table:table-cell>
          <table:table-cell office:value-type="float" office:value="0.000711833878709568" calcext:value-type="float">
            <text:p>0.00071183387871</text:p>
          </table:table-cell>
          <table:table-cell office:value-type="float" office:value="0.00068492162215179" calcext:value-type="float">
            <text:p>0.000684921622152</text:p>
          </table:table-cell>
          <table:table-cell office:value-type="float" office:value="0.000698377750430679" calcext:value-type="float">
            <text:p>0.000698377750431</text:p>
          </table:table-cell>
          <table:table-cell table:formula="of:=[.E10]/([.E10]+[.D10])" office:value-type="percentage" office:value="0" calcext:value-type="percentage">
            <text:p>0.00%</text:p>
          </table:table-cell>
          <table:table-cell table:formula="of:=[.G10]/([.F10]+[.G10])" office:value-type="percentage" office:value="0.00126575339735188" calcext:value-type="percentage">
            <text:p>0.13%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0" calcext:value-type="float">
            <text:p>250</text:p>
          </table:table-cell>
          <table:table-cell office:value-type="float" office:value="998326" calcext:value-type="float">
            <text:p>998326</text:p>
          </table:table-cell>
          <table:table-cell office:value-type="float" office:value="798556" calcext:value-type="float">
            <text:p>798556</text:p>
          </table:table-cell>
          <table:table-cell office:value-type="float" office:value="0" calcext:value-type="float">
            <text:p>0</text:p>
          </table:table-cell>
          <table:table-cell office:value-type="float" office:value="199506" calcext:value-type="float">
            <text:p>199506</text:p>
          </table:table-cell>
          <table:table-cell office:value-type="float" office:value="264" calcext:value-type="float">
            <text:p>264</text:p>
          </table:table-cell>
          <table:table-cell office:value-type="float" office:value="0.000728551594261256" calcext:value-type="float">
            <text:p>0.000728551594261</text:p>
          </table:table-cell>
          <table:table-cell office:value-type="float" office:value="0.000687041156658448" calcext:value-type="float">
            <text:p>0.000687041156658</text:p>
          </table:table-cell>
          <table:table-cell office:value-type="float" office:value="0.000707796375459852" calcext:value-type="float">
            <text:p>0.00070779637546</text:p>
          </table:table-cell>
          <table:table-cell table:formula="of:=[.E11]/([.E11]+[.D11])" office:value-type="percentage" office:value="0" calcext:value-type="percentage">
            <text:p>0.00%</text:p>
          </table:table-cell>
          <table:table-cell table:formula="of:=[.G11]/([.F11]+[.G11])" office:value-type="percentage" office:value="0.00132151974770987" calcext:value-type="percentage">
            <text:p>0.13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999578" calcext:value-type="float">
            <text:p>999578</text:p>
          </table:table-cell>
          <table:table-cell office:value-type="float" office:value="799576" calcext:value-type="float">
            <text:p>799576</text:p>
          </table:table-cell>
          <table:table-cell office:value-type="float" office:value="0" calcext:value-type="float">
            <text:p>0</text:p>
          </table:table-cell>
          <table:table-cell office:value-type="float" office:value="199746" calcext:value-type="float">
            <text:p>199746</text:p>
          </table:table-cell>
          <table:table-cell office:value-type="float" office:value="256" calcext:value-type="float">
            <text:p>256</text:p>
          </table:table-cell>
          <table:table-cell office:value-type="float" office:value="0.000746468045506513" calcext:value-type="float">
            <text:p>0.000746468045507</text:p>
          </table:table-cell>
          <table:table-cell office:value-type="float" office:value="0.00070169043105439" calcext:value-type="float">
            <text:p>0.000701690431054</text:p>
          </table:table-cell>
          <table:table-cell office:value-type="float" office:value="0.000724079238280451" calcext:value-type="float">
            <text:p>0.00072407923828</text:p>
          </table:table-cell>
          <table:table-cell table:formula="of:=[.E12]/([.E12]+[.D12])" office:value-type="percentage" office:value="0" calcext:value-type="percentage">
            <text:p>0.00%</text:p>
          </table:table-cell>
          <table:table-cell table:formula="of:=[.G12]/([.F12]+[.G12])" office:value-type="percentage" office:value="0.001279987200128" calcext:value-type="percentage">
            <text:p>0.13%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0" calcext:value-type="float">
            <text:p>250</text:p>
          </table:table-cell>
          <table:table-cell office:value-type="float" office:value="1000836" calcext:value-type="float">
            <text:p>1000836</text:p>
          </table:table-cell>
          <table:table-cell office:value-type="float" office:value="800894" calcext:value-type="float">
            <text:p>800894</text:p>
          </table:table-cell>
          <table:table-cell office:value-type="float" office:value="0" calcext:value-type="float">
            <text:p>0</text:p>
          </table:table-cell>
          <table:table-cell office:value-type="float" office:value="199697" calcext:value-type="float">
            <text:p>199697</text:p>
          </table:table-cell>
          <table:table-cell office:value-type="float" office:value="245" calcext:value-type="float">
            <text:p>245</text:p>
          </table:table-cell>
          <table:table-cell office:value-type="float" office:value="0.000765800933807552" calcext:value-type="float">
            <text:p>0.000765800933808</text:p>
          </table:table-cell>
          <table:table-cell office:value-type="float" office:value="0.000703179380492086" calcext:value-type="float">
            <text:p>0.000703179380492</text:p>
          </table:table-cell>
          <table:table-cell office:value-type="float" office:value="0.000734490157149819" calcext:value-type="float">
            <text:p>0.00073449015715</text:p>
          </table:table-cell>
          <table:table-cell table:formula="of:=[.E13]/([.E13]+[.D13])" office:value-type="percentage" office:value="0" calcext:value-type="percentage">
            <text:p>0.00%</text:p>
          </table:table-cell>
          <table:table-cell table:formula="of:=[.G13]/([.F13]+[.G13])" office:value-type="percentage" office:value="0.00122535535305239" calcext:value-type="percentage">
            <text:p>0.12%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1000259" calcext:value-type="float">
            <text:p>1000259</text:p>
          </table:table-cell>
          <table:table-cell office:value-type="float" office:value="800140" calcext:value-type="float">
            <text:p>800140</text:p>
          </table:table-cell>
          <table:table-cell office:value-type="float" office:value="0" calcext:value-type="float">
            <text:p>0</text:p>
          </table:table-cell>
          <table:table-cell office:value-type="float" office:value="199854" calcext:value-type="float">
            <text:p>199854</text:p>
          </table:table-cell>
          <table:table-cell office:value-type="float" office:value="265" calcext:value-type="float">
            <text:p>265</text:p>
          </table:table-cell>
          <table:table-cell office:value-type="float" office:value="0.000783515030585602" calcext:value-type="float">
            <text:p>0.000783515030586</text:p>
          </table:table-cell>
          <table:table-cell office:value-type="float" office:value="0.000711758834107993" calcext:value-type="float">
            <text:p>0.000711758834108</text:p>
          </table:table-cell>
          <table:table-cell office:value-type="float" office:value="0.000747636932346797" calcext:value-type="float">
            <text:p>0.000747636932347</text:p>
          </table:table-cell>
          <table:table-cell table:formula="of:=[.E14]/([.E14]+[.D14])" office:value-type="percentage" office:value="0" calcext:value-type="percentage">
            <text:p>0.00%</text:p>
          </table:table-cell>
          <table:table-cell table:formula="of:=[.G14]/([.F14]+[.G14])" office:value-type="percentage" office:value="0.00132421209380419" calcext:value-type="percentage">
            <text:p>0.13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50" calcext:value-type="float">
            <text:p>250</text:p>
          </table:table-cell>
          <table:table-cell office:value-type="float" office:value="999255" calcext:value-type="float">
            <text:p>999255</text:p>
          </table:table-cell>
          <table:table-cell office:value-type="float" office:value="799110" calcext:value-type="float">
            <text:p>799110</text:p>
          </table:table-cell>
          <table:table-cell office:value-type="float" office:value="0" calcext:value-type="float">
            <text:p>0</text:p>
          </table:table-cell>
          <table:table-cell office:value-type="float" office:value="199887" calcext:value-type="float">
            <text:p>199887</text:p>
          </table:table-cell>
          <table:table-cell office:value-type="float" office:value="258" calcext:value-type="float">
            <text:p>258</text:p>
          </table:table-cell>
          <table:table-cell office:value-type="float" office:value="0.00080451528714729" calcext:value-type="float">
            <text:p>0.000804515287147</text:p>
          </table:table-cell>
          <table:table-cell office:value-type="float" office:value="0.000717527994189952" calcext:value-type="float">
            <text:p>0.00071752799419</text:p>
          </table:table-cell>
          <table:table-cell office:value-type="float" office:value="0.000761021640668621" calcext:value-type="float">
            <text:p>0.000761021640669</text:p>
          </table:table-cell>
          <table:table-cell table:formula="of:=[.E15]/([.E15]+[.D15])" office:value-type="percentage" office:value="0" calcext:value-type="percentage">
            <text:p>0.00%</text:p>
          </table:table-cell>
          <table:table-cell table:formula="of:=[.G15]/([.F15]+[.G15])" office:value-type="percentage" office:value="0.00128906542756502" calcext:value-type="percentage">
            <text:p>0.13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999387" calcext:value-type="float">
            <text:p>999387</text:p>
          </table:table-cell>
          <table:table-cell office:value-type="float" office:value="800141" calcext:value-type="float">
            <text:p>800141</text:p>
          </table:table-cell>
          <table:table-cell office:value-type="float" office:value="0" calcext:value-type="float">
            <text:p>0</text:p>
          </table:table-cell>
          <table:table-cell office:value-type="float" office:value="198959" calcext:value-type="float">
            <text:p>198959</text:p>
          </table:table-cell>
          <table:table-cell office:value-type="float" office:value="287" calcext:value-type="float">
            <text:p>287</text:p>
          </table:table-cell>
          <table:table-cell office:value-type="float" office:value="0.000832448226159907" calcext:value-type="float">
            <text:p>0.00083244822616</text:p>
          </table:table-cell>
          <table:table-cell office:value-type="float" office:value="0.000727976975155584" calcext:value-type="float">
            <text:p>0.000727976975156</text:p>
          </table:table-cell>
          <table:table-cell office:value-type="float" office:value="0.000780212600657745" calcext:value-type="float">
            <text:p>0.000780212600658</text:p>
          </table:table-cell>
          <table:table-cell table:formula="of:=[.E16]/([.E16]+[.D16])" office:value-type="percentage" office:value="0" calcext:value-type="percentage">
            <text:p>0.00%</text:p>
          </table:table-cell>
          <table:table-cell table:formula="of:=[.G16]/([.F16]+[.G16])" office:value-type="percentage" office:value="0.00144043042269355" calcext:value-type="percentage">
            <text:p>0.14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998846" calcext:value-type="float">
            <text:p>998846</text:p>
          </table:table-cell>
          <table:table-cell office:value-type="float" office:value="799304" calcext:value-type="float">
            <text:p>799304</text:p>
          </table:table-cell>
          <table:table-cell office:value-type="float" office:value="0" calcext:value-type="float">
            <text:p>0</text:p>
          </table:table-cell>
          <table:table-cell office:value-type="float" office:value="199278" calcext:value-type="float">
            <text:p>199278</text:p>
          </table:table-cell>
          <table:table-cell office:value-type="float" office:value="264" calcext:value-type="float">
            <text:p>264</text:p>
          </table:table-cell>
          <table:table-cell office:value-type="float" office:value="0.000857129208701875" calcext:value-type="float">
            <text:p>0.000857129208702</text:p>
          </table:table-cell>
          <table:table-cell office:value-type="float" office:value="0.000733540610572092" calcext:value-type="float">
            <text:p>0.000733540610572</text:p>
          </table:table-cell>
          <table:table-cell office:value-type="float" office:value="0.000795334909636983" calcext:value-type="float">
            <text:p>0.000795334909637</text:p>
          </table:table-cell>
          <table:table-cell table:formula="of:=[.E17]/([.E17]+[.D17])" office:value-type="percentage" office:value="0" calcext:value-type="percentage">
            <text:p>0.00%</text:p>
          </table:table-cell>
          <table:table-cell table:formula="of:=[.G17]/([.F17]+[.G17])" office:value-type="percentage" office:value="0.00132302973810025" calcext:value-type="percentage">
            <text:p>0.13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000933" calcext:value-type="float">
            <text:p>1000933</text:p>
          </table:table-cell>
          <table:table-cell office:value-type="float" office:value="801213" calcext:value-type="float">
            <text:p>801213</text:p>
          </table:table-cell>
          <table:table-cell office:value-type="float" office:value="0" calcext:value-type="float">
            <text:p>0</text:p>
          </table:table-cell>
          <table:table-cell office:value-type="float" office:value="199443" calcext:value-type="float">
            <text:p>199443</text:p>
          </table:table-cell>
          <table:table-cell office:value-type="float" office:value="277" calcext:value-type="float">
            <text:p>277</text:p>
          </table:table-cell>
          <table:table-cell office:value-type="float" office:value="0.000890052873263781" calcext:value-type="float">
            <text:p>0.000890052873264</text:p>
          </table:table-cell>
          <table:table-cell office:value-type="float" office:value="0.000741589215488155" calcext:value-type="float">
            <text:p>0.000741589215488</text:p>
          </table:table-cell>
          <table:table-cell office:value-type="float" office:value="0.000815821044375968" calcext:value-type="float">
            <text:p>0.000815821044376</text:p>
          </table:table-cell>
          <table:table-cell table:formula="of:=[.E18]/([.E18]+[.D18])" office:value-type="percentage" office:value="0" calcext:value-type="percentage">
            <text:p>0.00%</text:p>
          </table:table-cell>
          <table:table-cell table:formula="of:=[.G18]/([.F18]+[.G18])" office:value-type="percentage" office:value="0.00138694171840577" calcext:value-type="percentage">
            <text:p>0.14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50" calcext:value-type="float">
            <text:p>250</text:p>
          </table:table-cell>
          <table:table-cell office:value-type="float" office:value="1001170" calcext:value-type="float">
            <text:p>1001170</text:p>
          </table:table-cell>
          <table:table-cell office:value-type="float" office:value="800726" calcext:value-type="float">
            <text:p>800726</text:p>
          </table:table-cell>
          <table:table-cell office:value-type="float" office:value="0" calcext:value-type="float">
            <text:p>0</text:p>
          </table:table-cell>
          <table:table-cell office:value-type="float" office:value="200158" calcext:value-type="float">
            <text:p>200158</text:p>
          </table:table-cell>
          <table:table-cell office:value-type="float" office:value="286" calcext:value-type="float">
            <text:p>286</text:p>
          </table:table-cell>
          <table:table-cell office:value-type="float" office:value="0.000922986012633578" calcext:value-type="float">
            <text:p>0.000922986012634</text:p>
          </table:table-cell>
          <table:table-cell office:value-type="float" office:value="0.00074915197937953" calcext:value-type="float">
            <text:p>0.00074915197938</text:p>
          </table:table-cell>
          <table:table-cell office:value-type="float" office:value="0.000836068996006554" calcext:value-type="float">
            <text:p>0.000836068996007</text:p>
          </table:table-cell>
          <table:table-cell table:formula="of:=[.E19]/([.E19]+[.D19])" office:value-type="percentage" office:value="0" calcext:value-type="percentage">
            <text:p>0.00%</text:p>
          </table:table-cell>
          <table:table-cell table:formula="of:=[.G19]/([.F19]+[.G19])" office:value-type="percentage" office:value="0.00142683243200096" calcext:value-type="percentage">
            <text:p>0.14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999044" calcext:value-type="float">
            <text:p>999044</text:p>
          </table:table-cell>
          <table:table-cell office:value-type="float" office:value="799267" calcext:value-type="float">
            <text:p>799267</text:p>
          </table:table-cell>
          <table:table-cell office:value-type="float" office:value="0" calcext:value-type="float">
            <text:p>0</text:p>
          </table:table-cell>
          <table:table-cell office:value-type="float" office:value="199510" calcext:value-type="float">
            <text:p>199510</text:p>
          </table:table-cell>
          <table:table-cell office:value-type="float" office:value="267" calcext:value-type="float">
            <text:p>267</text:p>
          </table:table-cell>
          <table:table-cell office:value-type="float" office:value="0.000962103981779943" calcext:value-type="float">
            <text:p>0.00096210398178</text:p>
          </table:table-cell>
          <table:table-cell office:value-type="float" office:value="0.000753596820223735" calcext:value-type="float">
            <text:p>0.000753596820224</text:p>
          </table:table-cell>
          <table:table-cell office:value-type="float" office:value="0.000857850401001839" calcext:value-type="float">
            <text:p>0.000857850401002</text:p>
          </table:table-cell>
          <table:table-cell table:formula="of:=[.E20]/([.E20]+[.D20])" office:value-type="percentage" office:value="0" calcext:value-type="percentage">
            <text:p>0.00%</text:p>
          </table:table-cell>
          <table:table-cell table:formula="of:=[.G20]/([.F20]+[.G20])" office:value-type="percentage" office:value="0.00133649018655801" calcext:value-type="percentage">
            <text:p>0.13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50" calcext:value-type="float">
            <text:p>250</text:p>
          </table:table-cell>
          <table:table-cell office:value-type="float" office:value="998156" calcext:value-type="float">
            <text:p>998156</text:p>
          </table:table-cell>
          <table:table-cell office:value-type="float" office:value="798451" calcext:value-type="float">
            <text:p>798451</text:p>
          </table:table-cell>
          <table:table-cell office:value-type="float" office:value="0" calcext:value-type="float">
            <text:p>0</text:p>
          </table:table-cell>
          <table:table-cell office:value-type="float" office:value="199426" calcext:value-type="float">
            <text:p>199426</text:p>
          </table:table-cell>
          <table:table-cell office:value-type="float" office:value="279" calcext:value-type="float">
            <text:p>279</text:p>
          </table:table-cell>
          <table:table-cell office:value-type="float" office:value="0.000999852923196526" calcext:value-type="float">
            <text:p>0.000999852923197</text:p>
          </table:table-cell>
          <table:table-cell office:value-type="float" office:value="0.00075991981216028" calcext:value-type="float">
            <text:p>0.00075991981216</text:p>
          </table:table-cell>
          <table:table-cell office:value-type="float" office:value="0.000879886367678403" calcext:value-type="float">
            <text:p>0.000879886367678</text:p>
          </table:table-cell>
          <table:table-cell table:formula="of:=[.E21]/([.E21]+[.D21])" office:value-type="percentage" office:value="0" calcext:value-type="percentage">
            <text:p>0.00%</text:p>
          </table:table-cell>
          <table:table-cell table:formula="of:=[.G21]/([.F21]+[.G21])" office:value-type="percentage" office:value="0.00139706066448011" calcext:value-type="percentage">
            <text:p>0.14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1000698" calcext:value-type="float">
            <text:p>1000698</text:p>
          </table:table-cell>
          <table:table-cell office:value-type="float" office:value="801385" calcext:value-type="float">
            <text:p>801385</text:p>
          </table:table-cell>
          <table:table-cell office:value-type="float" office:value="0" calcext:value-type="float">
            <text:p>0</text:p>
          </table:table-cell>
          <table:table-cell office:value-type="float" office:value="199056" calcext:value-type="float">
            <text:p>199056</text:p>
          </table:table-cell>
          <table:table-cell office:value-type="float" office:value="257" calcext:value-type="float">
            <text:p>257</text:p>
          </table:table-cell>
          <table:table-cell office:value-type="float" office:value="0.00105434304364261" calcext:value-type="float">
            <text:p>0.001054343043643</text:p>
          </table:table-cell>
          <table:table-cell office:value-type="float" office:value="0.000771330984306899" calcext:value-type="float">
            <text:p>0.000771330984307</text:p>
          </table:table-cell>
          <table:table-cell office:value-type="float" office:value="0.000912837013974756" calcext:value-type="float">
            <text:p>0.000912837013975</text:p>
          </table:table-cell>
          <table:table-cell table:formula="of:=[.E22]/([.E22]+[.D22])" office:value-type="percentage" office:value="0" calcext:value-type="percentage">
            <text:p>0.00%</text:p>
          </table:table-cell>
          <table:table-cell table:formula="of:=[.G22]/([.F22]+[.G22])" office:value-type="percentage" office:value="0.00128942918926513" calcext:value-type="percentage">
            <text:p>0.13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50" calcext:value-type="float">
            <text:p>250</text:p>
          </table:table-cell>
          <table:table-cell office:value-type="float" office:value="1001048" calcext:value-type="float">
            <text:p>1001048</text:p>
          </table:table-cell>
          <table:table-cell office:value-type="float" office:value="801068" calcext:value-type="float">
            <text:p>801068</text:p>
          </table:table-cell>
          <table:table-cell office:value-type="float" office:value="0" calcext:value-type="float">
            <text:p>0</text:p>
          </table:table-cell>
          <table:table-cell office:value-type="float" office:value="199711" calcext:value-type="float">
            <text:p>199711</text:p>
          </table:table-cell>
          <table:table-cell office:value-type="float" office:value="269" calcext:value-type="float">
            <text:p>269</text:p>
          </table:table-cell>
          <table:table-cell office:value-type="float" office:value="0.00110659951823103" calcext:value-type="float">
            <text:p>0.001106599518231</text:p>
          </table:table-cell>
          <table:table-cell office:value-type="float" office:value="0.000778271862362002" calcext:value-type="float">
            <text:p>0.000778271862362</text:p>
          </table:table-cell>
          <table:table-cell office:value-type="float" office:value="0.000942435690296517" calcext:value-type="float">
            <text:p>0.000942435690297</text:p>
          </table:table-cell>
          <table:table-cell table:formula="of:=[.E23]/([.E23]+[.D23])" office:value-type="percentage" office:value="0" calcext:value-type="percentage">
            <text:p>0.00%</text:p>
          </table:table-cell>
          <table:table-cell table:formula="of:=[.G23]/([.F23]+[.G23])" office:value-type="percentage" office:value="0.00134513451345135" calcext:value-type="percentage">
            <text:p>0.13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0" calcext:value-type="float">
            <text:p>250</text:p>
          </table:table-cell>
          <table:table-cell office:value-type="float" office:value="998943" calcext:value-type="float">
            <text:p>998943</text:p>
          </table:table-cell>
          <table:table-cell office:value-type="float" office:value="799821" calcext:value-type="float">
            <text:p>799821</text:p>
          </table:table-cell>
          <table:table-cell office:value-type="float" office:value="0" calcext:value-type="float">
            <text:p>0</text:p>
          </table:table-cell>
          <table:table-cell office:value-type="float" office:value="198845" calcext:value-type="float">
            <text:p>198845</text:p>
          </table:table-cell>
          <table:table-cell office:value-type="float" office:value="277" calcext:value-type="float">
            <text:p>277</text:p>
          </table:table-cell>
          <table:table-cell office:value-type="float" office:value="0.00117088452991342" calcext:value-type="float">
            <text:p>0.001170884529913</text:p>
          </table:table-cell>
          <table:table-cell office:value-type="float" office:value="0.00078537044479151" calcext:value-type="float">
            <text:p>0.000785370444792</text:p>
          </table:table-cell>
          <table:table-cell office:value-type="float" office:value="0.000978127487352464" calcext:value-type="float">
            <text:p>0.000978127487352</text:p>
          </table:table-cell>
          <table:table-cell table:formula="of:=[.E24]/([.E24]+[.D24])" office:value-type="percentage" office:value="0" calcext:value-type="percentage">
            <text:p>0.00%</text:p>
          </table:table-cell>
          <table:table-cell table:formula="of:=[.G24]/([.F24]+[.G24])" office:value-type="percentage" office:value="0.00139110695955244" calcext:value-type="percentage">
            <text:p>0.14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50" calcext:value-type="float">
            <text:p>250</text:p>
          </table:table-cell>
          <table:table-cell office:value-type="float" office:value="998434" calcext:value-type="float">
            <text:p>998434</text:p>
          </table:table-cell>
          <table:table-cell office:value-type="float" office:value="798582" calcext:value-type="float">
            <text:p>798582</text:p>
          </table:table-cell>
          <table:table-cell office:value-type="float" office:value="0" calcext:value-type="float">
            <text:p>0</text:p>
          </table:table-cell>
          <table:table-cell office:value-type="float" office:value="199550" calcext:value-type="float">
            <text:p>199550</text:p>
          </table:table-cell>
          <table:table-cell office:value-type="float" office:value="302" calcext:value-type="float">
            <text:p>302</text:p>
          </table:table-cell>
          <table:table-cell office:value-type="float" office:value="0.00123955123408111" calcext:value-type="float">
            <text:p>0.001239551234081</text:p>
          </table:table-cell>
          <table:table-cell office:value-type="float" office:value="0.000791768579220159" calcext:value-type="float">
            <text:p>0.00079176857922</text:p>
          </table:table-cell>
          <table:table-cell office:value-type="float" office:value="0.00101565990665063" calcext:value-type="float">
            <text:p>0.001015659906651</text:p>
          </table:table-cell>
          <table:table-cell table:formula="of:=[.E25]/([.E25]+[.D25])" office:value-type="percentage" office:value="0" calcext:value-type="percentage">
            <text:p>0.00%</text:p>
          </table:table-cell>
          <table:table-cell table:formula="of:=[.G25]/([.F25]+[.G25])" office:value-type="percentage" office:value="0.00151111822748834" calcext:value-type="percentage">
            <text:p>0.15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0" calcext:value-type="float">
            <text:p>250</text:p>
          </table:table-cell>
          <table:table-cell office:value-type="float" office:value="998924" calcext:value-type="float">
            <text:p>998924</text:p>
          </table:table-cell>
          <table:table-cell office:value-type="float" office:value="799065" calcext:value-type="float">
            <text:p>799065</text:p>
          </table:table-cell>
          <table:table-cell office:value-type="float" office:value="0" calcext:value-type="float">
            <text:p>0</text:p>
          </table:table-cell>
          <table:table-cell office:value-type="float" office:value="199572" calcext:value-type="float">
            <text:p>199572</text:p>
          </table:table-cell>
          <table:table-cell office:value-type="float" office:value="287" calcext:value-type="float">
            <text:p>287</text:p>
          </table:table-cell>
          <table:table-cell office:value-type="float" office:value="0.001332441612577" calcext:value-type="float">
            <text:p>0.001332441612577</text:p>
          </table:table-cell>
          <table:table-cell office:value-type="float" office:value="0.0008017293160496" calcext:value-type="float">
            <text:p>0.00080172931605</text:p>
          </table:table-cell>
          <table:table-cell office:value-type="float" office:value="0.0010670854643133" calcext:value-type="float">
            <text:p>0.001067085464313</text:p>
          </table:table-cell>
          <table:table-cell table:formula="of:=[.E26]/([.E26]+[.D26])" office:value-type="percentage" office:value="0" calcext:value-type="percentage">
            <text:p>0.00%</text:p>
          </table:table-cell>
          <table:table-cell table:formula="of:=[.G26]/([.F26]+[.G26])" office:value-type="percentage" office:value="0.00143601238873406" calcext:value-type="percentage">
            <text:p>0.14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1000951" calcext:value-type="float">
            <text:p>1000951</text:p>
          </table:table-cell>
          <table:table-cell office:value-type="float" office:value="800633" calcext:value-type="float">
            <text:p>800633</text:p>
          </table:table-cell>
          <table:table-cell office:value-type="float" office:value="0" calcext:value-type="float">
            <text:p>0</text:p>
          </table:table-cell>
          <table:table-cell office:value-type="float" office:value="199991" calcext:value-type="float">
            <text:p>199991</text:p>
          </table:table-cell>
          <table:table-cell office:value-type="float" office:value="327" calcext:value-type="float">
            <text:p>327</text:p>
          </table:table-cell>
          <table:table-cell office:value-type="float" office:value="0.00142093061711444" calcext:value-type="float">
            <text:p>0.001420930617114</text:p>
          </table:table-cell>
          <table:table-cell office:value-type="float" office:value="0.000805478251675282" calcext:value-type="float">
            <text:p>0.000805478251675</text:p>
          </table:table-cell>
          <table:table-cell office:value-type="float" office:value="0.00111320443439486" calcext:value-type="float">
            <text:p>0.001113204434395</text:p>
          </table:table-cell>
          <table:table-cell table:formula="of:=[.E27]/([.E27]+[.D27])" office:value-type="percentage" office:value="0" calcext:value-type="percentage">
            <text:p>0.00%</text:p>
          </table:table-cell>
          <table:table-cell table:formula="of:=[.G27]/([.F27]+[.G27])" office:value-type="percentage" office:value="0.00163240447688176" calcext:value-type="percentage">
            <text:p>0.16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0" calcext:value-type="float">
            <text:p>250</text:p>
          </table:table-cell>
          <table:table-cell office:value-type="float" office:value="1000589" calcext:value-type="float">
            <text:p>1000589</text:p>
          </table:table-cell>
          <table:table-cell office:value-type="float" office:value="800690" calcext:value-type="float">
            <text:p>800690</text:p>
          </table:table-cell>
          <table:table-cell office:value-type="float" office:value="0" calcext:value-type="float">
            <text:p>0</text:p>
          </table:table-cell>
          <table:table-cell office:value-type="float" office:value="199602" calcext:value-type="float">
            <text:p>199602</text:p>
          </table:table-cell>
          <table:table-cell office:value-type="float" office:value="297" calcext:value-type="float">
            <text:p>297</text:p>
          </table:table-cell>
          <table:table-cell office:value-type="float" office:value="0.00154120396821583" calcext:value-type="float">
            <text:p>0.001541203968216</text:p>
          </table:table-cell>
          <table:table-cell office:value-type="float" office:value="0.000816818409343424" calcext:value-type="float">
            <text:p>0.000816818409343</text:p>
          </table:table-cell>
          <table:table-cell office:value-type="float" office:value="0.00117901118877963" calcext:value-type="float">
            <text:p>0.00117901118878</text:p>
          </table:table-cell>
          <table:table-cell table:formula="of:=[.E28]/([.E28]+[.D28])" office:value-type="percentage" office:value="0" calcext:value-type="percentage">
            <text:p>0.00%</text:p>
          </table:table-cell>
          <table:table-cell table:formula="of:=[.G28]/([.F28]+[.G28])" office:value-type="percentage" office:value="0.00148575030390347" calcext:value-type="percentage">
            <text:p>0.15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999082" calcext:value-type="float">
            <text:p>999082</text:p>
          </table:table-cell>
          <table:table-cell office:value-type="float" office:value="798783" calcext:value-type="float">
            <text:p>798783</text:p>
          </table:table-cell>
          <table:table-cell office:value-type="float" office:value="0" calcext:value-type="float">
            <text:p>0</text:p>
          </table:table-cell>
          <table:table-cell office:value-type="float" office:value="200005" calcext:value-type="float">
            <text:p>200005</text:p>
          </table:table-cell>
          <table:table-cell office:value-type="float" office:value="294" calcext:value-type="float">
            <text:p>294</text:p>
          </table:table-cell>
          <table:table-cell office:value-type="float" office:value="0.00168760404675359" calcext:value-type="float">
            <text:p>0.001687604046754</text:p>
          </table:table-cell>
          <table:table-cell office:value-type="float" office:value="0.000821601889232392" calcext:value-type="float">
            <text:p>0.000821601889232</text:p>
          </table:table-cell>
          <table:table-cell office:value-type="float" office:value="0.00125460296799299" calcext:value-type="float">
            <text:p>0.001254602967993</text:p>
          </table:table-cell>
          <table:table-cell table:formula="of:=[.E29]/([.E29]+[.D29])" office:value-type="percentage" office:value="0" calcext:value-type="percentage">
            <text:p>0.00%</text:p>
          </table:table-cell>
          <table:table-cell table:formula="of:=[.G29]/([.F29]+[.G29])" office:value-type="percentage" office:value="0.00146780563058228" calcext:value-type="percentage">
            <text:p>0.15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50" calcext:value-type="float">
            <text:p>250</text:p>
          </table:table-cell>
          <table:table-cell office:value-type="float" office:value="1000963" calcext:value-type="float">
            <text:p>1000963</text:p>
          </table:table-cell>
          <table:table-cell office:value-type="float" office:value="800723" calcext:value-type="float">
            <text:p>800723</text:p>
          </table:table-cell>
          <table:table-cell office:value-type="float" office:value="0" calcext:value-type="float">
            <text:p>0</text:p>
          </table:table-cell>
          <table:table-cell office:value-type="float" office:value="199917" calcext:value-type="float">
            <text:p>199917</text:p>
          </table:table-cell>
          <table:table-cell office:value-type="float" office:value="323" calcext:value-type="float">
            <text:p>323</text:p>
          </table:table-cell>
          <table:table-cell office:value-type="float" office:value="0.00188325294866761" calcext:value-type="float">
            <text:p>0.001883252948668</text:p>
          </table:table-cell>
          <table:table-cell office:value-type="float" office:value="0.000829588870088304" calcext:value-type="float">
            <text:p>0.000829588870088</text:p>
          </table:table-cell>
          <table:table-cell office:value-type="float" office:value="0.00135642090937795" calcext:value-type="float">
            <text:p>0.001356420909378</text:p>
          </table:table-cell>
          <table:table-cell table:formula="of:=[.E30]/([.E30]+[.D30])" office:value-type="percentage" office:value="0" calcext:value-type="percentage">
            <text:p>0.00%</text:p>
          </table:table-cell>
          <table:table-cell table:formula="of:=[.G30]/([.F30]+[.G30])" office:value-type="percentage" office:value="0.00161306432281263" calcext:value-type="percentage">
            <text:p>0.16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50" calcext:value-type="float">
            <text:p>250</text:p>
          </table:table-cell>
          <table:table-cell office:value-type="float" office:value="1000792" calcext:value-type="float">
            <text:p>1000792</text:p>
          </table:table-cell>
          <table:table-cell office:value-type="float" office:value="801188" calcext:value-type="float">
            <text:p>801188</text:p>
          </table:table-cell>
          <table:table-cell office:value-type="float" office:value="0" calcext:value-type="float">
            <text:p>0</text:p>
          </table:table-cell>
          <table:table-cell office:value-type="float" office:value="199291" calcext:value-type="float">
            <text:p>199291</text:p>
          </table:table-cell>
          <table:table-cell office:value-type="float" office:value="313" calcext:value-type="float">
            <text:p>313</text:p>
          </table:table-cell>
          <table:table-cell office:value-type="float" office:value="0.00211201130326002" calcext:value-type="float">
            <text:p>0.00211201130326</text:p>
          </table:table-cell>
          <table:table-cell office:value-type="float" office:value="0.000838264049539599" calcext:value-type="float">
            <text:p>0.00083826404954</text:p>
          </table:table-cell>
          <table:table-cell office:value-type="float" office:value="0.00147513767639981" calcext:value-type="float">
            <text:p>0.0014751376764</text:p>
          </table:table-cell>
          <table:table-cell table:formula="of:=[.E31]/([.E31]+[.D31])" office:value-type="percentage" office:value="0" calcext:value-type="percentage">
            <text:p>0.00%</text:p>
          </table:table-cell>
          <table:table-cell table:formula="of:=[.G31]/([.F31]+[.G31])" office:value-type="percentage" office:value="0.00156810484759824" calcext:value-type="percentage">
            <text:p>0.16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999154" calcext:value-type="float">
            <text:p>999154</text:p>
          </table:table-cell>
          <table:table-cell office:value-type="float" office:value="800198" calcext:value-type="float">
            <text:p>800198</text:p>
          </table:table-cell>
          <table:table-cell office:value-type="float" office:value="0" calcext:value-type="float">
            <text:p>0</text:p>
          </table:table-cell>
          <table:table-cell office:value-type="float" office:value="198628" calcext:value-type="float">
            <text:p>198628</text:p>
          </table:table-cell>
          <table:table-cell office:value-type="float" office:value="328" calcext:value-type="float">
            <text:p>328</text:p>
          </table:table-cell>
          <table:table-cell office:value-type="float" office:value="0.00242251221523304" calcext:value-type="float">
            <text:p>0.002422512215233</text:p>
          </table:table-cell>
          <table:table-cell office:value-type="float" office:value="0.000845509401468743" calcext:value-type="float">
            <text:p>0.000845509401469</text:p>
          </table:table-cell>
          <table:table-cell office:value-type="float" office:value="0.00163401080835089" calcext:value-type="float">
            <text:p>0.001634010808351</text:p>
          </table:table-cell>
          <table:table-cell table:formula="of:=[.E32]/([.E32]+[.D32])" office:value-type="percentage" office:value="0" calcext:value-type="percentage">
            <text:p>0.00%</text:p>
          </table:table-cell>
          <table:table-cell table:formula="of:=[.G32]/([.F32]+[.G32])" office:value-type="percentage" office:value="0.00164860572186815" calcext:value-type="percentage">
            <text:p>0.16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0" calcext:value-type="float">
            <text:p>250</text:p>
          </table:table-cell>
          <table:table-cell office:value-type="float" office:value="999763" calcext:value-type="float">
            <text:p>999763</text:p>
          </table:table-cell>
          <table:table-cell office:value-type="float" office:value="800230" calcext:value-type="float">
            <text:p>800230</text:p>
          </table:table-cell>
          <table:table-cell office:value-type="float" office:value="0" calcext:value-type="float">
            <text:p>0</text:p>
          </table:table-cell>
          <table:table-cell office:value-type="float" office:value="199201" calcext:value-type="float">
            <text:p>199201</text:p>
          </table:table-cell>
          <table:table-cell office:value-type="float" office:value="332" calcext:value-type="float">
            <text:p>332</text:p>
          </table:table-cell>
          <table:table-cell office:value-type="float" office:value="0.00282405218295355" calcext:value-type="float">
            <text:p>0.002824052182954</text:p>
          </table:table-cell>
          <table:table-cell office:value-type="float" office:value="0.000851709344534906" calcext:value-type="float">
            <text:p>0.000851709344535</text:p>
          </table:table-cell>
          <table:table-cell office:value-type="float" office:value="0.00183788076374423" calcext:value-type="float">
            <text:p>0.001837880763744</text:p>
          </table:table-cell>
          <table:table-cell table:formula="of:=[.E33]/([.E33]+[.D33])" office:value-type="percentage" office:value="0" calcext:value-type="percentage">
            <text:p>0.00%</text:p>
          </table:table-cell>
          <table:table-cell table:formula="of:=[.G33]/([.F33]+[.G33])" office:value-type="percentage" office:value="0.00166388517187633" calcext:value-type="percentage">
            <text:p>0.17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0" calcext:value-type="float">
            <text:p>250</text:p>
          </table:table-cell>
          <table:table-cell office:value-type="float" office:value="998970" calcext:value-type="float">
            <text:p>998970</text:p>
          </table:table-cell>
          <table:table-cell office:value-type="float" office:value="799722" calcext:value-type="float">
            <text:p>799722</text:p>
          </table:table-cell>
          <table:table-cell office:value-type="float" office:value="0" calcext:value-type="float">
            <text:p>0</text:p>
          </table:table-cell>
          <table:table-cell office:value-type="float" office:value="198908" calcext:value-type="float">
            <text:p>198908</text:p>
          </table:table-cell>
          <table:table-cell office:value-type="float" office:value="340" calcext:value-type="float">
            <text:p>340</text:p>
          </table:table-cell>
          <table:table-cell office:value-type="float" office:value="0.00335369893466144" calcext:value-type="float">
            <text:p>0.003353698934661</text:p>
          </table:table-cell>
          <table:table-cell office:value-type="float" office:value="0.000856044730086715" calcext:value-type="float">
            <text:p>0.000856044730087</text:p>
          </table:table-cell>
          <table:table-cell office:value-type="float" office:value="0.00210487183237408" calcext:value-type="float">
            <text:p>0.002104871832374</text:p>
          </table:table-cell>
          <table:table-cell table:formula="of:=[.E34]/([.E34]+[.D34])" office:value-type="percentage" office:value="0" calcext:value-type="percentage">
            <text:p>0.00%</text:p>
          </table:table-cell>
          <table:table-cell table:formula="of:=[.G34]/([.F34]+[.G34])" office:value-type="percentage" office:value="0.0017064161246286" calcext:value-type="percentage">
            <text:p>0.17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50" calcext:value-type="float">
            <text:p>250</text:p>
          </table:table-cell>
          <table:table-cell office:value-type="float" office:value="1000359" calcext:value-type="float">
            <text:p>1000359</text:p>
          </table:table-cell>
          <table:table-cell office:value-type="float" office:value="800885" calcext:value-type="float">
            <text:p>800885</text:p>
          </table:table-cell>
          <table:table-cell office:value-type="float" office:value="0" calcext:value-type="float">
            <text:p>0</text:p>
          </table:table-cell>
          <table:table-cell office:value-type="float" office:value="199133" calcext:value-type="float">
            <text:p>199133</text:p>
          </table:table-cell>
          <table:table-cell office:value-type="float" office:value="341" calcext:value-type="float">
            <text:p>341</text:p>
          </table:table-cell>
          <table:table-cell office:value-type="float" office:value="0.00447932920568833" calcext:value-type="float">
            <text:p>0.004479329205688</text:p>
          </table:table-cell>
          <table:table-cell office:value-type="float" office:value="0.000865700330122519" calcext:value-type="float">
            <text:p>0.000865700330123</text:p>
          </table:table-cell>
          <table:table-cell office:value-type="float" office:value="0.00267251476790542" calcext:value-type="float">
            <text:p>0.002672514767905</text:p>
          </table:table-cell>
          <table:table-cell table:formula="of:=[.E35]/([.E35]+[.D35])" office:value-type="percentage" office:value="0" calcext:value-type="percentage">
            <text:p>0.00%</text:p>
          </table:table-cell>
          <table:table-cell table:formula="of:=[.G35]/([.F35]+[.G35])" office:value-type="percentage" office:value="0.00170949597441271" calcext:value-type="percentage">
            <text:p>0.17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50" calcext:value-type="float">
            <text:p>250</text:p>
          </table:table-cell>
          <table:table-cell office:value-type="float" office:value="999927" calcext:value-type="float">
            <text:p>999927</text:p>
          </table:table-cell>
          <table:table-cell office:value-type="float" office:value="799353" calcext:value-type="float">
            <text:p>799353</text:p>
          </table:table-cell>
          <table:table-cell office:value-type="float" office:value="0" calcext:value-type="float">
            <text:p>0</text:p>
          </table:table-cell>
          <table:table-cell office:value-type="float" office:value="200230" calcext:value-type="float">
            <text:p>200230</text:p>
          </table:table-cell>
          <table:table-cell office:value-type="float" office:value="344" calcext:value-type="float">
            <text:p>344</text:p>
          </table:table-cell>
          <table:table-cell office:value-type="float" office:value="0.00617077516354794" calcext:value-type="float">
            <text:p>0.006170775163548</text:p>
          </table:table-cell>
          <table:table-cell office:value-type="float" office:value="0.000875926626663535" calcext:value-type="float">
            <text:p>0.000875926626664</text:p>
          </table:table-cell>
          <table:table-cell office:value-type="float" office:value="0.00352335089510574" calcext:value-type="float">
            <text:p>0.003523350895106</text:p>
          </table:table-cell>
          <table:table-cell table:formula="of:=[.E36]/([.E36]+[.D36])" office:value-type="percentage" office:value="0" calcext:value-type="percentage">
            <text:p>0.00%</text:p>
          </table:table-cell>
          <table:table-cell table:formula="of:=[.G36]/([.F36]+[.G36])" office:value-type="percentage" office:value="0.00171507772692373" calcext:value-type="percentage">
            <text:p>0.17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50" calcext:value-type="float">
            <text:p>250</text:p>
          </table:table-cell>
          <table:table-cell office:value-type="float" office:value="999852" calcext:value-type="float">
            <text:p>999852</text:p>
          </table:table-cell>
          <table:table-cell office:value-type="float" office:value="799854" calcext:value-type="float">
            <text:p>799854</text:p>
          </table:table-cell>
          <table:table-cell office:value-type="float" office:value="0" calcext:value-type="float">
            <text:p>0</text:p>
          </table:table-cell>
          <table:table-cell office:value-type="float" office:value="199625" calcext:value-type="float">
            <text:p>199625</text:p>
          </table:table-cell>
          <table:table-cell office:value-type="float" office:value="373" calcext:value-type="float">
            <text:p>373</text:p>
          </table:table-cell>
          <table:table-cell office:value-type="float" office:value="0.0101612715157827" calcext:value-type="float">
            <text:p>0.010161271515783</text:p>
          </table:table-cell>
          <table:table-cell office:value-type="float" office:value="0.000878281069603397" calcext:value-type="float">
            <text:p>0.000878281069603</text:p>
          </table:table-cell>
          <table:table-cell office:value-type="float" office:value="0.00551977629269303" calcext:value-type="float">
            <text:p>0.005519776292693</text:p>
          </table:table-cell>
          <table:table-cell table:formula="of:=[.E37]/([.E37]+[.D37])" office:value-type="percentage" office:value="0" calcext:value-type="percentage">
            <text:p>0.00%</text:p>
          </table:table-cell>
          <table:table-cell table:formula="of:=[.G37]/([.F37]+[.G37])" office:value-type="percentage" office:value="0.0018650186501865" calcext:value-type="percentage">
            <text:p>0.19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0" calcext:value-type="float">
            <text:p>250</text:p>
          </table:table-cell>
          <table:table-cell office:value-type="float" office:value="1000696" calcext:value-type="float">
            <text:p>1000696</text:p>
          </table:table-cell>
          <table:table-cell office:value-type="float" office:value="800170" calcext:value-type="float">
            <text:p>800170</text:p>
          </table:table-cell>
          <table:table-cell office:value-type="float" office:value="75" calcext:value-type="float">
            <text:p>75</text:p>
          </table:table-cell>
          <table:table-cell office:value-type="float" office:value="200113" calcext:value-type="float">
            <text:p>200113</text:p>
          </table:table-cell>
          <table:table-cell office:value-type="float" office:value="338" calcext:value-type="float">
            <text:p>338</text:p>
          </table:table-cell>
          <table:table-cell office:value-type="float" office:value="0.0339205394741882" calcext:value-type="float">
            <text:p>0.033920539474188</text:p>
          </table:table-cell>
          <table:table-cell office:value-type="float" office:value="0.000889716328344218" calcext:value-type="float">
            <text:p>0.000889716328344</text:p>
          </table:table-cell>
          <table:table-cell office:value-type="float" office:value="0.0174051279012662" calcext:value-type="float">
            <text:p>0.017405127901266</text:p>
          </table:table-cell>
          <table:table-cell table:formula="of:=[.E38]/([.E38]+[.D38])" office:value-type="percentage" office:value="0.0000937212978525326" calcext:value-type="percentage">
            <text:p>0.01%</text:p>
          </table:table-cell>
          <table:table-cell table:formula="of:=[.G38]/([.F38]+[.G38])" office:value-type="percentage" office:value="0.00168619762435707" calcext:value-type="percentage">
            <text:p>0.17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50" calcext:value-type="float">
            <text:p>250</text:p>
          </table:table-cell>
          <table:table-cell office:value-type="float" office:value="1000728" calcext:value-type="float">
            <text:p>1000728</text:p>
          </table:table-cell>
          <table:table-cell office:value-type="float" office:value="91633" calcext:value-type="float">
            <text:p>91633</text:p>
          </table:table-cell>
          <table:table-cell office:value-type="float" office:value="708891" calcext:value-type="float">
            <text:p>708891</text:p>
          </table:table-cell>
          <table:table-cell office:value-type="float" office:value="199840" calcext:value-type="float">
            <text:p>199840</text:p>
          </table:table-cell>
          <table:table-cell office:value-type="float" office:value="364" calcext:value-type="float">
            <text:p>364</text:p>
          </table:table-cell>
          <table:table-cell office:value-type="float" office:value="0.265631158019424" calcext:value-type="float">
            <text:p>0.265631158019424</text:p>
          </table:table-cell>
          <table:table-cell office:value-type="float" office:value="0.000888421988198486" calcext:value-type="float">
            <text:p>0.000888421988198</text:p>
          </table:table-cell>
          <table:table-cell office:value-type="float" office:value="0.133259790003811" calcext:value-type="float">
            <text:p>0.133259790003811</text:p>
          </table:table-cell>
          <table:table-cell table:formula="of:=[.E39]/([.E39]+[.D39])" office:value-type="percentage" office:value="0.885533725409857" calcext:value-type="percentage">
            <text:p>88.55%</text:p>
          </table:table-cell>
          <table:table-cell table:formula="of:=[.G39]/([.F39]+[.G39])" office:value-type="percentage" office:value="0.00181814549159857" calcext:value-type="percentage">
            <text:p>0.18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50" calcext:value-type="float">
            <text:p>250</text:p>
          </table:table-cell>
          <table:table-cell office:value-type="float" office:value="999640" calcext:value-type="float">
            <text:p>999640</text:p>
          </table:table-cell>
          <table:table-cell office:value-type="float" office:value="33377" calcext:value-type="float">
            <text:p>33377</text:p>
          </table:table-cell>
          <table:table-cell office:value-type="float" office:value="766454" calcext:value-type="float">
            <text:p>766454</text:p>
          </table:table-cell>
          <table:table-cell office:value-type="float" office:value="199481" calcext:value-type="float">
            <text:p>199481</text:p>
          </table:table-cell>
          <table:table-cell office:value-type="float" office:value="328" calcext:value-type="float">
            <text:p>328</text:p>
          </table:table-cell>
          <table:table-cell office:value-type="float" office:value="0.344842950629914" calcext:value-type="float">
            <text:p>0.344842950629914</text:p>
          </table:table-cell>
          <table:table-cell office:value-type="float" office:value="0.000896204970840791" calcext:value-type="float">
            <text:p>0.000896204970841</text:p>
          </table:table-cell>
          <table:table-cell office:value-type="float" office:value="0.172869577800377" calcext:value-type="float">
            <text:p>0.172869577800377</text:p>
          </table:table-cell>
          <table:table-cell table:formula="of:=[.E40]/([.E40]+[.D40])" office:value-type="percentage" office:value="0.958269934523668" calcext:value-type="percentage">
            <text:p>95.83%</text:p>
          </table:table-cell>
          <table:table-cell table:formula="of:=[.G40]/([.F40]+[.G40])" office:value-type="percentage" office:value="0.00164156769715078" calcext:value-type="percentage">
            <text:p>0.16%</text:p>
          </table:table-cell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01:17:28.472432054</dc:date>
    <meta:editing-duration>PT7M30S</meta:editing-duration>
    <meta:editing-cycles>5</meta:editing-cycles>
    <meta:generator>LibreOffice/6.0.7.3$Linux_X86_64 LibreOffice_project/00m0$Build-3</meta:generator>
    <meta:document-statistic meta:table-count="1" meta:cell-count="4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2.37cm" svg:y="3.706cm" style:legend-expansion="high" chart:style-name="ch2"/>
        <chart:plot-area chart:style-name="ch3" table:cell-range-address="results.A1:results.A55 results.H1:results.J55" chart:data-source-has-labels="row" svg:x="0.319cm" svg:y="0.18cm" svg:width="11.732cm" svg:height="8.646cm">
          <chartooo:coordinate-region svg:x="1.231cm" svg:y="0.379cm" svg:width="10.44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H2:results.H55" chart:label-cell-address="results.H1:results.H1" chart:class="chart:scatter">
            <chart:domain table:cell-range-address="results.A2:results.A55"/>
            <chart:data-point chart:repeated="54"/>
          </chart:series>
          <chart:series chart:style-name="ch7" chart:values-cell-range-address="results.I2:results.I55" chart:label-cell-address="results.I1:results.I1" chart:class="chart:scatter">
            <chart:data-point chart:repeated="54"/>
          </chart:series>
          <chart:series chart:style-name="ch8" chart:values-cell-range-address="results.J2:results.J55" chart:label-cell-address="results.J1:results.J1" chart:class="chart:scatter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LP Wait</text:p>
                <draw:g>
                  <svg:desc>results.H1:results.H1</svg:desc>
                </draw:g>
              </table:table-cell>
              <table:table-cell office:value-type="string">
                <text:p>Avg HP Wait</text:p>
                <draw:g>
                  <svg:desc>results.I1:results.I1</svg:desc>
                </draw:g>
              </table:table-cell>
              <table:table-cell office:value-type="string">
                <text:p>Avg Total Wait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2:results.A55</svg:desc>
                </draw:g>
              </table:table-cell>
              <table:table-cell office:value-type="float" office:value="0.000627981642510118">
                <text:p>0.000627981642510118</text:p>
                <draw:g>
                  <svg:desc>results.H2:results.H55</svg:desc>
                </draw:g>
              </table:table-cell>
              <table:table-cell office:value-type="float" office:value="0.000628983946147769">
                <text:p>0.000628983946147769</text:p>
                <draw:g>
                  <svg:desc>results.I2:results.I55</svg:desc>
                </draw:g>
              </table:table-cell>
              <table:table-cell office:value-type="float" office:value="0.000628482794328944">
                <text:p>0.000628482794328944</text:p>
                <draw:g>
                  <svg:desc>results.J2:results.J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635911329967068">
                <text:p>0.000635911329967068</text:p>
              </table:table-cell>
              <table:table-cell office:value-type="float" office:value="0.000632634594486475">
                <text:p>0.000632634594486475</text:p>
              </table:table-cell>
              <table:table-cell office:value-type="float" office:value="0.000634272962226772">
                <text:p>0.000634272962226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0644686637670064">
                <text:p>0.000644686637670064</text:p>
              </table:table-cell>
              <table:table-cell office:value-type="float" office:value="0.000638740984139584">
                <text:p>0.000638740984139584</text:p>
              </table:table-cell>
              <table:table-cell office:value-type="float" office:value="0.000641713810904824">
                <text:p>0.000641713810904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00653115763049115">
                <text:p>0.000653115763049115</text:p>
              </table:table-cell>
              <table:table-cell office:value-type="float" office:value="0.000646729946985546">
                <text:p>0.000646729946985546</text:p>
              </table:table-cell>
              <table:table-cell office:value-type="float" office:value="0.000649922855017331">
                <text:p>0.00064992285501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0663718946487068">
                <text:p>0.000663718946487068</text:p>
              </table:table-cell>
              <table:table-cell office:value-type="float" office:value="0.000655811657694268">
                <text:p>0.000655811657694268</text:p>
              </table:table-cell>
              <table:table-cell office:value-type="float" office:value="0.000659765302090668">
                <text:p>0.000659765302090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0673664521674478">
                <text:p>0.000673664521674478</text:p>
              </table:table-cell>
              <table:table-cell office:value-type="float" office:value="0.000661551101377655">
                <text:p>0.000661551101377655</text:p>
              </table:table-cell>
              <table:table-cell office:value-type="float" office:value="0.000667607811526066">
                <text:p>0.000667607811526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000686627533396245">
                <text:p>0.000686627533396245</text:p>
              </table:table-cell>
              <table:table-cell office:value-type="float" office:value="0.000668085320022245">
                <text:p>0.000668085320022245</text:p>
              </table:table-cell>
              <table:table-cell office:value-type="float" office:value="0.000677356426709245">
                <text:p>0.000677356426709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000698812309617985">
                <text:p>0.000698812309617985</text:p>
              </table:table-cell>
              <table:table-cell office:value-type="float" office:value="0.00067576928744532">
                <text:p>0.00067576928744532</text:p>
              </table:table-cell>
              <table:table-cell office:value-type="float" office:value="0.000687290798531653">
                <text:p>0.000687290798531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000711833878709568">
                <text:p>0.000711833878709568</text:p>
              </table:table-cell>
              <table:table-cell office:value-type="float" office:value="0.00068492162215179">
                <text:p>0.00068492162215179</text:p>
              </table:table-cell>
              <table:table-cell office:value-type="float" office:value="0.000698377750430679">
                <text:p>0.000698377750430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.000728551594261256">
                <text:p>0.000728551594261256</text:p>
              </table:table-cell>
              <table:table-cell office:value-type="float" office:value="0.000687041156658448">
                <text:p>0.000687041156658448</text:p>
              </table:table-cell>
              <table:table-cell office:value-type="float" office:value="0.000707796375459852">
                <text:p>0.000707796375459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0746468045506513">
                <text:p>0.000746468045506513</text:p>
              </table:table-cell>
              <table:table-cell office:value-type="float" office:value="0.00070169043105439">
                <text:p>0.00070169043105439</text:p>
              </table:table-cell>
              <table:table-cell office:value-type="float" office:value="0.000724079238280451">
                <text:p>0.000724079238280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0.000765800933807552">
                <text:p>0.000765800933807552</text:p>
              </table:table-cell>
              <table:table-cell office:value-type="float" office:value="0.000703179380492086">
                <text:p>0.000703179380492086</text:p>
              </table:table-cell>
              <table:table-cell office:value-type="float" office:value="0.000734490157149819">
                <text:p>0.000734490157149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.000783515030585602">
                <text:p>0.000783515030585602</text:p>
              </table:table-cell>
              <table:table-cell office:value-type="float" office:value="0.000711758834107993">
                <text:p>0.000711758834107993</text:p>
              </table:table-cell>
              <table:table-cell office:value-type="float" office:value="0.000747636932346797">
                <text:p>0.000747636932346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0.00080451528714729">
                <text:p>0.00080451528714729</text:p>
              </table:table-cell>
              <table:table-cell office:value-type="float" office:value="0.000717527994189952">
                <text:p>0.000717527994189952</text:p>
              </table:table-cell>
              <table:table-cell office:value-type="float" office:value="0.000761021640668621">
                <text:p>0.000761021640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0.000832448226159907">
                <text:p>0.000832448226159907</text:p>
              </table:table-cell>
              <table:table-cell office:value-type="float" office:value="0.000727976975155584">
                <text:p>0.000727976975155584</text:p>
              </table:table-cell>
              <table:table-cell office:value-type="float" office:value="0.000780212600657745">
                <text:p>0.000780212600657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0.000857129208701875">
                <text:p>0.000857129208701875</text:p>
              </table:table-cell>
              <table:table-cell office:value-type="float" office:value="0.000733540610572092">
                <text:p>0.000733540610572092</text:p>
              </table:table-cell>
              <table:table-cell office:value-type="float" office:value="0.000795334909636983">
                <text:p>0.000795334909636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.000890052873263781">
                <text:p>0.000890052873263781</text:p>
              </table:table-cell>
              <table:table-cell office:value-type="float" office:value="0.000741589215488155">
                <text:p>0.000741589215488155</text:p>
              </table:table-cell>
              <table:table-cell office:value-type="float" office:value="0.000815821044375968">
                <text:p>0.000815821044375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0.000922986012633578">
                <text:p>0.000922986012633578</text:p>
              </table:table-cell>
              <table:table-cell office:value-type="float" office:value="0.00074915197937953">
                <text:p>0.00074915197937953</text:p>
              </table:table-cell>
              <table:table-cell office:value-type="float" office:value="0.000836068996006554">
                <text:p>0.000836068996006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0.000962103981779943">
                <text:p>0.000962103981779943</text:p>
              </table:table-cell>
              <table:table-cell office:value-type="float" office:value="0.000753596820223735">
                <text:p>0.000753596820223735</text:p>
              </table:table-cell>
              <table:table-cell office:value-type="float" office:value="0.000857850401001839">
                <text:p>0.000857850401001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0.000999852923196526">
                <text:p>0.000999852923196526</text:p>
              </table:table-cell>
              <table:table-cell office:value-type="float" office:value="0.00075991981216028">
                <text:p>0.00075991981216028</text:p>
              </table:table-cell>
              <table:table-cell office:value-type="float" office:value="0.000879886367678403">
                <text:p>0.000879886367678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.00105434304364261">
                <text:p>0.00105434304364261</text:p>
              </table:table-cell>
              <table:table-cell office:value-type="float" office:value="0.000771330984306899">
                <text:p>0.000771330984306899</text:p>
              </table:table-cell>
              <table:table-cell office:value-type="float" office:value="0.000912837013974756">
                <text:p>0.000912837013974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0.00110659951823103">
                <text:p>0.00110659951823103</text:p>
              </table:table-cell>
              <table:table-cell office:value-type="float" office:value="0.000778271862362002">
                <text:p>0.000778271862362002</text:p>
              </table:table-cell>
              <table:table-cell office:value-type="float" office:value="0.000942435690296517">
                <text:p>0.000942435690296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0.00117088452991342">
                <text:p>0.00117088452991342</text:p>
              </table:table-cell>
              <table:table-cell office:value-type="float" office:value="0.00078537044479151">
                <text:p>0.00078537044479151</text:p>
              </table:table-cell>
              <table:table-cell office:value-type="float" office:value="0.000978127487352464">
                <text:p>0.000978127487352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0.00123955123408111">
                <text:p>0.00123955123408111</text:p>
              </table:table-cell>
              <table:table-cell office:value-type="float" office:value="0.000791768579220159">
                <text:p>0.000791768579220159</text:p>
              </table:table-cell>
              <table:table-cell office:value-type="float" office:value="0.00101565990665063">
                <text:p>0.00101565990665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0.001332441612577">
                <text:p>0.001332441612577</text:p>
              </table:table-cell>
              <table:table-cell office:value-type="float" office:value="0.0008017293160496">
                <text:p>0.0008017293160496</text:p>
              </table:table-cell>
              <table:table-cell office:value-type="float" office:value="0.0010670854643133">
                <text:p>0.0010670854643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0.00142093061711444">
                <text:p>0.00142093061711444</text:p>
              </table:table-cell>
              <table:table-cell office:value-type="float" office:value="0.000805478251675282">
                <text:p>0.000805478251675282</text:p>
              </table:table-cell>
              <table:table-cell office:value-type="float" office:value="0.00111320443439486">
                <text:p>0.00111320443439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0.00154120396821583">
                <text:p>0.00154120396821583</text:p>
              </table:table-cell>
              <table:table-cell office:value-type="float" office:value="0.000816818409343424">
                <text:p>0.000816818409343424</text:p>
              </table:table-cell>
              <table:table-cell office:value-type="float" office:value="0.00117901118877963">
                <text:p>0.00117901118877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0.00168760404675359">
                <text:p>0.00168760404675359</text:p>
              </table:table-cell>
              <table:table-cell office:value-type="float" office:value="0.000821601889232392">
                <text:p>0.000821601889232392</text:p>
              </table:table-cell>
              <table:table-cell office:value-type="float" office:value="0.00125460296799299">
                <text:p>0.00125460296799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0.00188325294866761">
                <text:p>0.00188325294866761</text:p>
              </table:table-cell>
              <table:table-cell office:value-type="float" office:value="0.000829588870088304">
                <text:p>0.000829588870088304</text:p>
              </table:table-cell>
              <table:table-cell office:value-type="float" office:value="0.00135642090937795">
                <text:p>0.00135642090937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0.00211201130326002">
                <text:p>0.00211201130326002</text:p>
              </table:table-cell>
              <table:table-cell office:value-type="float" office:value="0.000838264049539599">
                <text:p>0.000838264049539599</text:p>
              </table:table-cell>
              <table:table-cell office:value-type="float" office:value="0.00147513767639981">
                <text:p>0.00147513767639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0.00242251221523304">
                <text:p>0.00242251221523304</text:p>
              </table:table-cell>
              <table:table-cell office:value-type="float" office:value="0.000845509401468743">
                <text:p>0.000845509401468743</text:p>
              </table:table-cell>
              <table:table-cell office:value-type="float" office:value="0.00163401080835089">
                <text:p>0.00163401080835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0.00282405218295355">
                <text:p>0.00282405218295355</text:p>
              </table:table-cell>
              <table:table-cell office:value-type="float" office:value="0.000851709344534906">
                <text:p>0.000851709344534906</text:p>
              </table:table-cell>
              <table:table-cell office:value-type="float" office:value="0.00183788076374423">
                <text:p>0.00183788076374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0.00335369893466144">
                <text:p>0.00335369893466144</text:p>
              </table:table-cell>
              <table:table-cell office:value-type="float" office:value="0.000856044730086715">
                <text:p>0.000856044730086715</text:p>
              </table:table-cell>
              <table:table-cell office:value-type="float" office:value="0.00210487183237408">
                <text:p>0.00210487183237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0.00447932920568833">
                <text:p>0.00447932920568833</text:p>
              </table:table-cell>
              <table:table-cell office:value-type="float" office:value="0.000865700330122519">
                <text:p>0.000865700330122519</text:p>
              </table:table-cell>
              <table:table-cell office:value-type="float" office:value="0.00267251476790542">
                <text:p>0.00267251476790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0.00617077516354794">
                <text:p>0.00617077516354794</text:p>
              </table:table-cell>
              <table:table-cell office:value-type="float" office:value="0.000875926626663535">
                <text:p>0.000875926626663535</text:p>
              </table:table-cell>
              <table:table-cell office:value-type="float" office:value="0.00352335089510574">
                <text:p>0.00352335089510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0.0101612715157827">
                <text:p>0.0101612715157827</text:p>
              </table:table-cell>
              <table:table-cell office:value-type="float" office:value="0.000878281069603397">
                <text:p>0.000878281069603397</text:p>
              </table:table-cell>
              <table:table-cell office:value-type="float" office:value="0.00551977629269303">
                <text:p>0.00551977629269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0.0339205394741882">
                <text:p>0.0339205394741882</text:p>
              </table:table-cell>
              <table:table-cell office:value-type="float" office:value="0.000889716328344218">
                <text:p>0.000889716328344218</text:p>
              </table:table-cell>
              <table:table-cell office:value-type="float" office:value="0.0174051279012662">
                <text:p>0.0174051279012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0.265631158019424">
                <text:p>0.265631158019424</text:p>
              </table:table-cell>
              <table:table-cell office:value-type="float" office:value="0.000888421988198486">
                <text:p>0.000888421988198486</text:p>
              </table:table-cell>
              <table:table-cell office:value-type="float" office:value="0.133259790003811">
                <text:p>0.133259790003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0.344842950629914">
                <text:p>0.344842950629914</text:p>
              </table:table-cell>
              <table:table-cell office:value-type="float" office:value="0.000896204970840791">
                <text:p>0.000896204970840791</text:p>
              </table:table-cell>
              <table:table-cell office:value-type="float" office:value="0.172869577800377">
                <text:p>0.172869577800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scatter" chart:style-name="ch1">
        <chart:legend chart:legend-position="end" svg:x="12.932cm" svg:y="3.953cm" style:legend-expansion="high" chart:style-name="ch2"/>
        <chart:plot-area chart:style-name="ch3" table:cell-range-address="results.A1:results.A55 results.K1:results.L55" chart:data-source-has-labels="row" svg:x="0.319cm" svg:y="0.18cm" svg:width="12.294cm" svg:height="8.642cm">
          <chartooo:coordinate-region svg:x="1.734cm" svg:y="0.38cm" svg:width="10.322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K2:results.K55" chart:label-cell-address="results.K1:results.K1" chart:class="chart:scatter">
            <chart:domain table:cell-range-address="results.A2:results.A55"/>
            <chart:data-point chart:repeated="54"/>
          </chart:series>
          <chart:series chart:style-name="ch8" chart:values-cell-range-address="results.L2:results.L55" chart:label-cell-address="results.L1:results.L1" chart:class="chart:scatter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% LP</text:p>
                <draw:g>
                  <svg:desc>results.K1:results.K1</svg:desc>
                </draw:g>
              </table:table-cell>
              <table:table-cell office:value-type="string">
                <text:p>Drop % HP</text:p>
                <draw:g>
                  <svg:desc>results.L1:result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2:results.A55</svg:desc>
                </draw:g>
              </table:table-cell>
              <table:table-cell office:value-type="float" office:value="0">
                <text:p>0</text:p>
                <draw:g>
                  <svg:desc>results.K2:results.K55</svg:desc>
                </draw:g>
              </table:table-cell>
              <table:table-cell office:value-type="float" office:value="0.00106556474931714">
                <text:p>0.00106556474931714</text:p>
                <draw:g>
                  <svg:desc>results.L2:results.L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109963162340616">
                <text:p>0.00109963162340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122581516708611">
                <text:p>0.0012258151670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0112718109541964">
                <text:p>0.00112718109541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0110438706517883">
                <text:p>0.00110438706517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116455164761567">
                <text:p>0.0011645516476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114103490370961">
                <text:p>0.00114103490370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120049225205314">
                <text:p>0.001200492252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0126575339735188">
                <text:p>0.00126575339735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132151974770987">
                <text:p>0.00132151974770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1279987200128">
                <text:p>0.001279987200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0122535535305239">
                <text:p>0.00122535535305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132421209380419">
                <text:p>0.00132421209380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00128906542756502">
                <text:p>0.00128906542756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0144043042269355">
                <text:p>0.00144043042269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.00132302973810025">
                <text:p>0.00132302973810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.00138694171840577">
                <text:p>0.00138694171840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.00142683243200096">
                <text:p>0.00142683243200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.00133649018655801">
                <text:p>0.00133649018655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.00139706066448011">
                <text:p>0.00139706066448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.00128942918926513">
                <text:p>0.00128942918926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.00134513451345135">
                <text:p>0.00134513451345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.00139110695955244">
                <text:p>0.00139110695955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.00151111822748834">
                <text:p>0.00151111822748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.00143601238873406">
                <text:p>0.00143601238873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.00163240447688176">
                <text:p>0.00163240447688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.00148575030390347">
                <text:p>0.00148575030390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.00146780563058228">
                <text:p>0.00146780563058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.00161306432281263">
                <text:p>0.00161306432281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0.00156810484759824">
                <text:p>0.00156810484759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.00164860572186815">
                <text:p>0.00164860572186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  <table:table-cell office:value-type="float" office:value="0.00166388517187633">
                <text:p>0.00166388517187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0.0017064161246286">
                <text:p>0.0017064161246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0">
                <text:p>0</text:p>
              </table:table-cell>
              <table:table-cell office:value-type="float" office:value="0.00170949597441271">
                <text:p>0.00170949597441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0.00171507772692373">
                <text:p>0.00171507772692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.0018650186501865">
                <text:p>0.0018650186501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0.0000937212978525326">
                <text:p>0.0000937212978525326</text:p>
              </table:table-cell>
              <table:table-cell office:value-type="float" office:value="0.00168619762435707">
                <text:p>0.00168619762435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0.885533725409857">
                <text:p>0.885533725409857</text:p>
              </table:table-cell>
              <table:table-cell office:value-type="float" office:value="0.00181814549159857">
                <text:p>0.00181814549159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0.958269934523668">
                <text:p>0.958269934523668</text:p>
              </table:table-cell>
              <table:table-cell office:value-type="float" office:value="0.00164156769715078">
                <text:p>0.00164156769715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